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onaco" svg:font-family="Monac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Monaco" fo:font-size="11.0pt"/>
    </style:style>
    <style:style style:name="P3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1" style:family="text">
      <style:text-properties style:text-underline-style="solid"/>
    </style:style>
    <style:style style:name="T2" style:family="text">
      <style:text-properties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Without {Punct}, without stopWords, without word limit</text:span></text:p>
      <text:p text:style-name="P1"/>
      <text:p text:style-name="P2">-Spam words: </text:p>
      <text:p text:style-name="P2"/>
      <text:p text:style-name="P2">{_=13227.0, .=7889.0, -=7517.0, the=5656.0, to=5267.0, *=5143.0, ,=4382.0, you=4363.0, and=3754.0, of=2950.0, a=2901.0, !=2894.0, ==2858.0, for=2795.0, your=2366.0, with=2099.0, in=1902.0, $=1899.0, is=1859.0, from=1813.0, this=1691.0, by=1665.0, '=1511.0, that=1289.0, /=1285.0, will=1240.0, it=1222.0, i=1191.0, on=1178.0, are=1126.0, Aug=1080.0, have=1069.0, "=1058.0, or=1056.0, :=1051.0, 2002=1050.0, be=1016.0, Received:=1012.0, can=855.0, we=823.0}</text:p>
      <text:p text:style-name="P2"/>
      <text:p text:style-name="P2">-Ham words: </text:p>
      <text:p text:style-name="P2"/>
      <text:p text:style-name="P2">{the=31186.0, .=26693.0, ,=19743.0, to=19032.0, of=18869.0, and=15789.0, a=15034.0, for=13756.0, in=12198.0, &gt;=11564.0, with=11211.0, -=11073.0, from=10814.0, 2002=10743.0, by=10030.0, *=8826.0, is=8651.0, Received:=7582.0, &lt;td=7283.0, )=7111.0, that=6783.0, _=6761.0, ==6512.0, "=6506.0, (=6186.0, :=6032.0, on=5691.0, id=5413.0, be=5164.0, +0100=5119.0, Aug=4721.0, it=4394.0, &lt;a=4366.0, you=4283.0, ESMTP=4174.0, this=4128.0, as=3923.0, or=3746.0, i=3716.0, are=3424.0}</text:p>
      <text:p text:style-name="P2"/>
      <text:p text:style-name="P3"><text:span text:style-name="T2">Without {Punct}, with stopWords, without word limit</text:span></text:p>
      <text:p text:style-name="P3"><text:span text:style-name="T2"/></text:p>
      <text:p text:style-name="P2">-Spam words: </text:p>
      <text:p text:style-name="P2"/>
      <text:p text:style-name="P2">{_=13227.0, .=7889.0, -=7517.0, *=5143.0, ,=4382.0, you=4363.0, !=2894.0, ==2858.0, your=2366.0, $=1899.0, from=1813.0, '=1511.0, /=1285.0, i=1191.0, Aug=1080.0, have=1069.0, "=1058.0, :=1051.0, 2002=1050.0, Received:=1012.0, can=855.0, we=823.0, our=784.0, id=715.0, all=688.0, )=686.0, &lt;BR&gt;=628.0, do=613.0, #=612.0, email=610.0, (=576.0, 2001=550.0, out=529.0, my=528.0, &lt;option=527.0, &gt;=518.0, mail=503.0, mv=501.0, ~=482.0, I=471.0}</text:p>
      <text:p text:style-name="P2"/>
      <text:p text:style-name="P2">-Ham words: </text:p>
      <text:p text:style-name="P2"/>
      <text:p text:style-name="P2">{.=26693.0, ,=19743.0, &gt;=11564.0, -=11073.0, from=10814.0, 2002=10743.0, *=8826.0, Received:=7582.0, &lt;td=7283.0, )=7111.0, _=6761.0, ==6512.0, "=6506.0, (=6186.0, :=6032.0, id=5413.0, +0100=5119.0, Aug=4721.0, &lt;a=4366.0, you=4283.0, ESMTP=4174.0, i=3716.0, --&gt;=3366.0, Jul=3285.0, '=3140.0, &lt;!--=3132.0, I=3117.0, width="1"=3075.0, have=2983.0, your=2874.0, &lt;table=2633.0, /=2497.0, src="http://www.cnet.com/b.gif"=2358.0, &lt;font=2309.0, border="0"=2266.0, &lt;/tr&gt;=2215.0, Subject:=2122.0, localhost=2114.0, width=1=2065.0, can=1989.0}</text:p>
      <text:p text:style-name="P2"/>
      <text:p text:style-name="P3"><text:span text:style-name="T2">Without {Punct}, without stopWords, with word limit (&gt;5)</text:span></text:p>
      <text:p text:style-name="P3"><text:span text:style-name="T2"/></text:p>
      <text:p text:style-name="P2">-Spam words: </text:p>
      <text:p text:style-name="P2"/>
      <text:p text:style-name="P2">{Received:=1012.0, &lt;option=527.0, Subject:=448.0, people=446.0, report=429.0, program=385.0, please=373.0, address=361.0, information=338.0, business=330.0, receive=312.0, (Postfix)=309.0, localhost=306.0, addresses=297.0, Return-Path:=277.0, Delivered-To:=274.0, e-mail=265.0, internet=245.0, credit=234.0, Message-Id:=225.0, mailing=202.0, remove=190.0, orders=180.0, software=171.0, number=170.0, [127.0.0.1])=169.0, Content-Transfer-Encoding:=166.0, Microsoft=164.0, product=159.0, received=158.0, within=157.0, (localhost=156.0, letter=154.0, Internet=150.0, marketing=149.0, (single-drop);=148.0}</text:p>
      <text:p text:style-name="P2"/>
      <text:p text:style-name="P2">-Ham words: </text:p>
      <text:p text:style-name="P2"/>
      <text:p text:style-name="P2">{Received:=7582.0, width="1"=3075.0, &lt;table=2633.0, src="http://www.cnet.com/b.gif"=2358.0, border="0"=2266.0, Subject:=2122.0, localhost=2114.0, width=1=2065.0, &lt;/table&gt;=1931.0, [127.0.0.1])=1925.0, lugh.tuatha.org=1868.0, language=1827.0, face="arial,=1713.0, cellspacing="0"=1712.0, helvetica"=1709.0, &lt;tr&gt;&lt;td=1671.0, ilug-admin@linux.ie=1656.0, alt=""=1599.0, src="http://home.cnet.com/b.gif"=1592.0, src="http://www.zdnet.com/b.gif"=1541.0, (8.11.6/8.11.6)=1540.0, &amp;nbsp;&lt;a=1507.0, ilug@linux.ie=1488.0, (Postfix)=1463.0, Content-Type:=1327.0, (8.9.3/8.9.3)=1325.0, dogma.slashnull.org=1292.0, university=1271.0, Delivered-To:=1266.0, Return-Path:=1236.0, height="1"&gt;&lt;/td&gt;=1231.0, cellpadding="0"=1221.0, ////////////////////////////////////////////////////////////////////////////=1214.0, Users'=1126.0, [127.0.0.1]=1107.0, height="1"=1074.0, Message-Id:=1056.0, (localhost=1033.0, linguistics=1000.0}</text:p>
      <text:p text:style-name="P2"/>
      <text:p text:style-name="P3"><text:span text:style-name="T2">Without {Punct}, with stopWords, with word limit (&gt;5)</text:span></text:p>
      <text:p text:style-name="P2"/>
      <text:p text:style-name="P2">-Spam words: </text:p>
      <text:p text:style-name="P2"/>
      <text:p text:style-name="P2">{Received:=1012.0, &lt;option=527.0, Subject:=448.0, people=446.0, report=429.0, program=385.0, please=373.0, address=361.0, information=338.0, business=330.0, receive=312.0, (Postfix)=309.0, localhost=306.0, addresses=297.0, Return-Path:=277.0, Delivered-To:=274.0, e-mail=265.0, internet=245.0, credit=234.0, Message-Id:=225.0, mailing=202.0, remove=190.0, orders=180.0, software=171.0, number=170.0, [127.0.0.1])=169.0, Content-Transfer-Encoding:=166.0, Microsoft=164.0, product=159.0, received=158.0, within=157.0, (localhost=156.0, letter=154.0, Internet=150.0, marketing=149.0, (single-drop);=148.0}</text:p>
      <text:p text:style-name="P2"/>
      <text:p text:style-name="P2">-Ham words: </text:p>
      <text:p text:style-name="P2"/>
      <text:p text:style-name="P2">{Received:=7582.0, width="1"=3075.0, &lt;table=2633.0, src="http://www.cnet.com/b.gif"=2358.0, border="0"=2266.0, Subject:=2122.0, localhost=2114.0, width=1=2065.0, &lt;/table&gt;=1931.0, [127.0.0.1])=1925.0, lugh.tuatha.org=1868.0, language=1827.0, face="arial,=1713.0, cellspacing="0"=1712.0, helvetica"=1709.0, &lt;tr&gt;&lt;td=1671.0, ilug-admin@linux.ie=1656.0, alt=""=1599.0, src="http://home.cnet.com/b.gif"=1592.0, src="http://www.zdnet.com/b.gif"=1541.0, (8.11.6/8.11.6)=1540.0, &amp;nbsp;&lt;a=1507.0, ilug@linux.ie=1488.0, (Postfix)=1463.0, Content-Type:=1327.0, (8.9.3/8.9.3)=1325.0, dogma.slashnull.org=1292.0, university=1271.0, Delivered-To:=1266.0, Return-Path:=1236.0, height="1"&gt;&lt;/td&gt;=1231.0, cellpadding="0"=1221.0, ////////////////////////////////////////////////////////////////////////////=1214.0, Users'=1126.0, [127.0.0.1]=1107.0, height="1"=1074.0, Message-Id:=1056.0, (localhost=1033.0, linguistics=1000.0}</text:p>
      <text:p text:style-name="P2"/>
      <text:p text:style-name="P3"><text:span text:style-name="T2">With {Punct}, without stopWords, without word limit </text:span></text:p>
      <text:p text:style-name="P2"/>
      <text:p text:style-name="P2">-Spam words: </text:p>
      <text:p text:style-name="P2"/>
      <text:p text:style-name="P2">{o=13945.0, a=13254.0, _=13234.0, i=10440.0, .=9977.0, e=9414.0, -=7890.0, yo=7132.0, s=6931.0, g=6303.0, he=6286.0, d=5812.0, ,=5540.0, *=5151.0, r=5102.0, h=4558.0, io=3505.0, ==3016.0, !=3015.0, of=2968.0, for=2852.0, wi=2472.0, '=2038.0, ha=2035.0, :=1946.0, is=1937.0, $=1899.0, from=1813.0, er=1775.0, his=1764.0, y=1729.0, om=1684.0, by=1665.0, A=1615.0, k=1574.0, se=1548.0, re=1485.0, l=1439.0, &gt;=1407.0, be=1391.0}</text:p>
      <text:p text:style-name="P2"/>
      <text:p text:style-name="P2">-Ham words: </text:p>
      <text:p text:style-name="P2"/>
      <text:p text:style-name="P2">{a=70500.0, i=67166.0, o=59550.0, e=59232.0, .=51303.0, s=41942.0, he=34634.0, g=33570.0, d=32931.0, h=27480.0, ,=26754.0, wid=21112.0, io=20333.0, of=19052.0, &lt;=18278.0, li=16247.0, &gt;=15500.0, for=14312.0, :=13776.0, -=13363.0, r=13336.0, wi=12668.0, is=11755.0, heigh=11717.0, l=11689.0, k=11461.0, sr=11307.0, from=10815.0, ha=10752.0, 2002=10743.0, by=10081.0, ="h=9732.0, (=9599.0, al=9358.0, "=9151.0, Re=8956.0, ==8924.0, *=8884.0, d&gt;=8652.0, y=8644.0}</text:p>
      <text:p text:style-name="P2"/>
      <text:p text:style-name="P3"><text:span text:style-name="T2">With {Punct}, with stopWords, without word limit </text:span></text:p>
      <text:p text:style-name="P2"/>
      <text:p text:style-name="P2">-Spam words: </text:p>
      <text:p text:style-name="P2"/>
      <text:p text:style-name="P2">{o=13945.0, _=13234.0, i=10440.0, .=9977.0, e=9414.0, -=7890.0, yo=7132.0, s=6931.0, g=6303.0, he=6286.0, d=5812.0, ,=5540.0, *=5151.0, r=5102.0, h=4558.0, io=3505.0, ==3016.0, !=3015.0, wi=2472.0, '=2038.0, ha=2035.0, :=1946.0, $=1899.0, from=1813.0, er=1775.0, his=1764.0, y=1729.0, om=1684.0, A=1615.0, k=1574.0, se=1548.0, re=1485.0, l=1439.0, &gt;=1407.0, Re=1371.0, es=1303.0, /=1300.0, ed=1294.0, "=1287.0, b=1181.0}</text:p>
      <text:p text:style-name="P2"/>
      <text:p text:style-name="P2">-Ham words: </text:p>
      <text:p text:style-name="P2"/>
      <text:p text:style-name="P2">{i=67166.0, o=59550.0, e=59232.0, .=51303.0, s=41942.0, he=34634.0, g=33570.0, d=32931.0, h=27480.0, ,=26754.0, wid=21112.0, io=20333.0, &lt;=18278.0, li=16247.0, &gt;=15500.0, :=13776.0, -=13363.0, r=13336.0, wi=12668.0, heigh=11717.0, l=11689.0, k=11461.0, sr=11307.0, from=10815.0, ha=10752.0, 2002=10743.0, ="h=9732.0, (=9599.0, al=9358.0, "=9151.0, Re=8956.0, ==8924.0, *=8884.0, d&gt;=8652.0, y=8644.0, yo=8503.0, )=7643.0, eived:=7582.0, ed=7581.0, &lt;/=7427.0}</text:p>
      <text:p text:style-name="P2"/>
      <text:p text:style-name="P3"><text:span text:style-name="T2">With {Punct}, without stopWords, with word limit (&gt;5)</text:span></text:p>
      <text:p text:style-name="P3"><text:span text:style-name="T2"/></text:p>
      <text:p text:style-name="P2">-Spam words: </text:p>
      <text:p text:style-name="P2"/>
      <text:p text:style-name="P2">{eived:=1013.0, people=446.0, program=385.0, please=371.0, address=361.0, addresses=297.0, href="h=295.0, zzzz@lo=284.0, Delivered-To:=274.0, e-mail=265.0, Message-Id:=225.0, millio=201.0, remove=190.0, -Type:=188.0, orders=180.0, [127.0.0.1])=169.0, sfer-E=166.0, MIME-Versio=157.0, hmail-5.9.0)=148.0, (8.9.3/8.9.3)=146.0, &lt;zzzz@lo=142.0, .org&gt;;=136.0, blishi=133.0, .spamassassi=129.0, message=128.0, available=124.0, removed=123.0, ll.org=121.0, Reply-To:=113.0, Normal=112.0, X-Mailer:=108.0, dogma.slash=104.0, follow=103.0, followi=102.0, simply=99.0, &lt;zzzz@spamassassi=97.0, before=96.0}</text:p>
      <text:p text:style-name="P2"/>
      <text:p text:style-name="P2">-Ham words: </text:p>
      <text:p text:style-name="P2"/>
      <text:p text:style-name="P2">{eived:=7582.0, href="h=6859.0, om/b.gif"=5911.0, p://www.=5571.0, om/Cli=4639.0, p://www.zd=3343.0, ellspa=3315.0, ellpaddi=3304.0, ha.org=2502.0, border="0"=2267.0, g-admi=2233.0, p://home.=2134.0, [127.0.0.1])=1925.0, e="arial,=1713.0, bsp;&lt;a=1702.0, ="1"&gt;&lt;/=1638.0, (8.11.6/8.11.6)=1540.0, iversi=1437.0, -Type:=1327.0, (8.9.3/8.9.3)=1325.0, ll.org=1299.0, dogma.slash=1292.0, Delivered-To:=1266.0, .org&gt;;=1238.0, ////////////////////////////////////////////////////////////////////////////=1214.0, p://www.lo=1154.0, Users'=1128.0, [127.0.0.1]=1107.0, Message-Id:=1056.0, hmail-5.9.0)=994.0, MIME-Versio=978.0, olor="#000000"&gt;&lt;img=974.0, h="10"=952.0, x.ie&gt;;=945.0, HREF="h=935.0, border=0=929.0, ="_bla=928.0, border="0"&gt;=910.0, om/graphi=847.0}</text:p>
      <text:p text:style-name="P2"/>
      <text:p text:style-name="P3"><text:span text:style-name="T2">With {Punct}, with stopWords, with word limit (&gt;5)</text:span></text:p>
      <text:p text:style-name="P3"><text:span text:style-name="T2"/></text:p>
      <text:p text:style-name="P2">-Spam words: </text:p>
      <text:p text:style-name="P2"/>
      <text:p text:style-name="P2">{eived:=1013.0, people=446.0, program=385.0, please=371.0, address=361.0, addresses=297.0, href="h=295.0, zzzz@lo=284.0, Delivered-To:=274.0, e-mail=265.0, Message-Id:=225.0, millio=201.0, remove=190.0, -Type:=188.0, orders=180.0, [127.0.0.1])=169.0, sfer-E=166.0, MIME-Versio=157.0, hmail-5.9.0)=148.0, (8.9.3/8.9.3)=146.0, &lt;zzzz@lo=142.0, .org&gt;;=136.0, blishi=133.0, .spamassassi=129.0, message=128.0, available=124.0, removed=123.0, ll.org=121.0, Reply-To:=113.0, Normal=112.0, X-Mailer:=108.0, dogma.slash=104.0, follow=103.0, followi=102.0, simply=99.0, &lt;zzzz@spamassassi=97.0, before=96.0}</text:p>
      <text:p text:style-name="P2"/>
      <text:p text:style-name="P2">-Ham words: </text:p>
      <text:p text:style-name="P2"/>
      <text:p text:style-name="P2">{eived:=7582.0, href="h=6859.0, om/b.gif"=5911.0, p://www.=5571.0, om/Cli=4639.0, p://www.zd=3343.0, ellspa=3315.0, ellpaddi=3304.0, ha.org=2502.0, border="0"=2267.0, g-admi=2233.0, p://home.=2134.0, [127.0.0.1])=1925.0, e="arial,=1713.0, bsp;&lt;a=1702.0, ="1"&gt;&lt;/=1638.0, (8.11.6/8.11.6)=1540.0, iversi=1437.0, -Type:=1327.0, (8.9.3/8.9.3)=1325.0, ll.org=1299.0, dogma.slash=1292.0, Delivered-To:=1266.0, .org&gt;;=1238.0, ////////////////////////////////////////////////////////////////////////////=1214.0, p://www.lo=1154.0, Users'=1128.0, [127.0.0.1]=1107.0, Message-Id:=1056.0, hmail-5.9.0)=994.0, MIME-Versio=978.0, olor="#000000"&gt;&lt;img=974.0, h="10"=952.0, x.ie&gt;;=945.0, HREF="h=935.0, border=0=929.0, ="_bla=928.0, border="0"&gt;=910.0, om/graphi=847.0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4</meta:generator>
  </office:meta>
</office:document-meta>
</file>